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acheTests.initialCach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CacheTests.loadContext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CacheTests.removeContextHierarchyCacheLevel3The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xtCacheTests.verifyCacheBehaviorForContextHierarch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extCacheTests.getMergedContextConfigura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CacheTests.removeContextHierarchyCacheLevel3Then2WithExhausti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xtCacheTests.removeContextHierarchyCacheLevel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xtCacheTests.verifyCacheKeyIsBasedOnActiv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CacheTests.loadCtxAndAssertStats( Class &lt; ? &gt; testClass , int expectedSize , int expectedHitCount , int expectedMiss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CacheTests.removeContextHierarchyCacheLevel2WithExhausti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CacheTests.removeContextHierarchyCacheLevel1WithExhausti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xtCacheTests.assertParentContextCount( in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CacheTests.removeContextHierarchyCacheLeve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CacheTests.verifyCacheKeyIsBasedOnContex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oBarActiveProfilesResolver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